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0">
      <style:paragraph-properties fo:line-height="90%" fo:text-align="left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6461in" fo:padding-bottom="0.06461in" fo:padding-left="0.2998in" fo:padding-right="0.2998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56944in" style:font-size-asian="0.56944in" style:font-size-complex="0.569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56944in" style:font-size-asian="0.56944in" style:font-size-complex="0.569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56944in" style:font-size-asian="0.56944in" style:font-size-complex="0.569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56944in" style:font-size-asian="0.56944in" style:font-size-complex="0.569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6461in" fo:padding-bottom="0.06461in" fo:padding-left="0.2998in" fo:padding-right="0.2998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90%" fo:text-align="left" style:tab-stop-distance="1.99306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6461in" fo:padding-bottom="0.06461in" fo:padding-left="0.2998in" fo:padding-right="0.2998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2">
      <style:graphic-properties/>
    </style:style>
    <style:style style:family="graphic" style:name="a367">
      <style:graphic-properties draw:fill="solid" draw:fill-color="#ffffff" draw:opacity="90%" draw:stroke="solid" svg:stroke-width="0.01389in" svg:stroke-color="#5b9bd5" svg:stroke-opacity="100%" draw:stroke-linejoin="miter" svg:stroke-linecap="butt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56944in" style:font-size-asian="0.56944in" style:font-size-complex="0.569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56944in" style:font-size-asian="0.56944in" style:font-size-complex="0.569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g draw:name="图示 5" draw:id="id69" draw:style-name="a372">
          <svg:title/>
          <svg:desc/>
          <draw:custom-shape svg:x="2.22222in" svg:y="1.48209in" svg:width="8.88889in" svg:height="1.12992in" draw:id="id63" draw:style-name="a35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6667in" svg:y="0.82027in" svg:width="6.22222in" svg:height="1.32362in" draw:id="id64" draw:style-name="a361">
            <svg:title/>
            <svg:desc/>
            <text:p text:style-name="a360" text:class-names="" text:cond-style-name=""><text:span text:style-name="a358" text:class-names="">222</text:span><text:span text:style-name="a359" text:class-names=""/></text:p>
            <draw:enhanced-geometry xmlns:dr3d="urn:oasis:names:tc:opendocument:xmlns:dr3d:1.0" draw:type="non-primitive" svg:viewBox="0 0 5689600 1210320" draw:enhanced-path="M 0 201724 C 0 90315 90315 0 201724 0 L 5487876 0 C 5599285 0 5689600 90315 5689600 201724 L 5689600 1008596 C 5689600 1120005 5599285 1210320 5487876 1210320 L 201724 1210320 C 90315 1210320 0 1120005 0 1008596 L 0 20172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89600"/>
              <draw:equation draw:name="f7" draw:formula="?f4 / 1210320"/>
              <draw:equation draw:name="f8" draw:formula="0 * ?f5 / 5689600"/>
              <draw:equation draw:name="f9" draw:formula="201724 * ?f4 / 1210320"/>
              <draw:equation draw:name="f10" draw:formula="201724 * ?f5 / 5689600"/>
              <draw:equation draw:name="f11" draw:formula="0 * ?f4 / 1210320"/>
              <draw:equation draw:name="f12" draw:formula="5487876 * ?f5 / 5689600"/>
              <draw:equation draw:name="f13" draw:formula="5689600 * ?f5 / 5689600"/>
              <draw:equation draw:name="f14" draw:formula="1008596 * ?f4 / 1210320"/>
              <draw:equation draw:name="f15" draw:formula="1210320 * ?f4 / 1210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22222in" svg:y="3.51594in" svg:width="8.88889in" svg:height="1.12992in" draw:id="id65" draw:style-name="a36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6667in" svg:y="2.85413in" svg:width="6.22222in" svg:height="1.32362in" draw:id="id66" draw:style-name="a366">
            <svg:title/>
            <svg:desc/>
            <text:p text:style-name="a365" text:class-names="" text:cond-style-name=""><text:span text:style-name="a363" text:class-names="">2233</text:span><text:span text:style-name="a364" text:class-names=""/></text:p>
            <draw:enhanced-geometry xmlns:dr3d="urn:oasis:names:tc:opendocument:xmlns:dr3d:1.0" draw:type="non-primitive" svg:viewBox="0 0 5689600 1210320" draw:enhanced-path="M 0 201724 C 0 90315 90315 0 201724 0 L 5487876 0 C 5599285 0 5689600 90315 5689600 201724 L 5689600 1008596 C 5689600 1120005 5599285 1210320 5487876 1210320 L 201724 1210320 C 90315 1210320 0 1120005 0 1008596 L 0 20172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89600"/>
              <draw:equation draw:name="f7" draw:formula="?f4 / 1210320"/>
              <draw:equation draw:name="f8" draw:formula="0 * ?f5 / 5689600"/>
              <draw:equation draw:name="f9" draw:formula="201724 * ?f4 / 1210320"/>
              <draw:equation draw:name="f10" draw:formula="201724 * ?f5 / 5689600"/>
              <draw:equation draw:name="f11" draw:formula="0 * ?f4 / 1210320"/>
              <draw:equation draw:name="f12" draw:formula="5487876 * ?f5 / 5689600"/>
              <draw:equation draw:name="f13" draw:formula="5689600 * ?f5 / 5689600"/>
              <draw:equation draw:name="f14" draw:formula="1008596 * ?f4 / 1210320"/>
              <draw:equation draw:name="f15" draw:formula="1210320 * ?f4 / 1210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22222in" svg:y="5.5498in" svg:width="8.88889in" svg:height="1.12992in" draw:id="id67" draw:style-name="a36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6667in" svg:y="4.88799in" svg:width="6.22222in" svg:height="1.32362in" draw:id="id68" draw:style-name="a371">
            <svg:title/>
            <svg:desc/>
            <text:p text:style-name="a370" text:class-names="" text:cond-style-name=""><text:span text:style-name="a368" text:class-names="">333</text:span><text:span text:style-name="a369" text:class-names=""/></text:p>
            <draw:enhanced-geometry xmlns:dr3d="urn:oasis:names:tc:opendocument:xmlns:dr3d:1.0" draw:type="non-primitive" svg:viewBox="0 0 5689600 1210320" draw:enhanced-path="M 0 201724 C 0 90315 90315 0 201724 0 L 5487876 0 C 5599285 0 5689600 90315 5689600 201724 L 5689600 1008596 C 5689600 1120005 5599285 1210320 5487876 1210320 L 201724 1210320 C 90315 1210320 0 1120005 0 1008596 L 0 201724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89600"/>
              <draw:equation draw:name="f7" draw:formula="?f4 / 1210320"/>
              <draw:equation draw:name="f8" draw:formula="0 * ?f5 / 5689600"/>
              <draw:equation draw:name="f9" draw:formula="201724 * ?f4 / 1210320"/>
              <draw:equation draw:name="f10" draw:formula="201724 * ?f5 / 5689600"/>
              <draw:equation draw:name="f11" draw:formula="0 * ?f4 / 1210320"/>
              <draw:equation draw:name="f12" draw:formula="5487876 * ?f5 / 5689600"/>
              <draw:equation draw:name="f13" draw:formula="5689600 * ?f5 / 5689600"/>
              <draw:equation draw:name="f14" draw:formula="1008596 * ?f4 / 1210320"/>
              <draw:equation draw:name="f15" draw:formula="1210320 * ?f4 / 1210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21/4/8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21/4/8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21/4/8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21/4/8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21/4/8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21/4/8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21/4/8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21/4/8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21/4/8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21/4/8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21/4/8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21/4/8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8T13:10:14Z</dc:date>
    <meta:template xlink:href="Organic" xlink:type="simple"/>
    <meta:editing-cycles>1</meta:editing-cycles>
    <meta:editing-duration>PT467S</meta:editing-duration>
    <meta:document-statistic meta:paragraph-count="3" meta:word-count="3"/>
  </office:meta>
</office:document-meta>
</file>